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empi esecuzione</text:p>
          </table:table-cell>
          <table:table-cell>
            <draw:frame table:end-cell-address="Foglio1.M27" table:end-x="0.293cm" table:end-y="0.066cm" draw:z-index="0" draw:style-name="gr1" draw:text-style-name="P1" svg:width="15.999cm" svg:height="8.999cm" svg:x="0.101cm" svg:y="0.1cm">
              <draw:object draw:notify-on-update-of-ranges="Foglio1.E7:Foglio1.E7 Foglio1.E8:Foglio1.E14 Foglio1.D8:Foglio1.D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percentage" office:value="0.9">
            <text:p>90%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table:number-columns-repeated="3"/>
          <table:table-cell office:value-type="percentage" office:value="0.8">
            <text:p>80%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table:number-columns-repeated="3"/>
          <table:table-cell office:value-type="percentage" office:value="0.7">
            <text:p>70%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table:number-columns-repeated="3"/>
          <table:table-cell office:value-type="percentage" office:value="0.6">
            <text:p>60%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table:number-columns-repeated="3"/>
          <table:table-cell office:value-type="percentage" office:value="0.5">
            <text:p>50%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table:number-columns-repeated="3"/>
          <table:table-cell office:value-type="percentage" office:value="0.25">
            <text:p>25%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percentage" office:value="0.2">
            <text:p>20%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01/11/2020</text:date>, <text:time>11.16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tore Dipace</meta:initial-creator>
    <meta:creation-date>2020-11-01T10:08:52.45</meta:creation-date>
    <dc:date>2020-11-01T11:16:09.37</dc:date>
    <dc:creator>Salvatore Dipace</dc:creator>
    <meta:editing-duration>PT20M25S</meta:editing-duration>
    <meta:editing-cycles>3</meta:editing-cycles>
    <meta:generator>OpenOffice/4.1.3$Win32 OpenOffice.org_project/413m1$Build-9783</meta:generator>
    <meta:document-statistic meta:table-count="3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Standard" fo:font-size="13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">
      <style:chart-properties chart:display-label="true" chart:logarithmic="false" chart:reverse-direction="true" text:line-break="false" chart:axis-position="0"/>
      <style:graphic-properties svg:stroke-color="#b3b3b3"/>
      <style:text-properties fo:font-family="Calibri" style:font-style-name="Standard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family="Calibri" style:font-style-name="Standard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5cm" chart:style-name="ch2">
          <text:p>Tempi di esecuzione</text:p>
        </chart:title>
        <chart:plot-area chart:style-name="ch3" table:cell-range-address="Foglio1.D8:Foglio1.E14 Foglio1.E7:Foglio1.E7" chart:data-source-has-labels="row" svg:x="1.358cm" svg:y="1.688cm" svg:width="14.002cm" svg:height="6.124cm">
          <chartooo:coordinate-region svg:x="1.755cm" svg:y="1.887cm" svg:width="12.797cm" svg:height="5.278cm"/>
          <chart:axis chart:dimension="x" chart:name="primary-x" chart:style-name="ch4">
            <chart:title svg:x="5.55cm" svg:y="7.993cm" chart:style-name="ch5">
              <text:p>Percentuale di completamento dei set</text:p>
            </chart:title>
          </chart:axis>
          <chart:axis chart:dimension="y" chart:name="primary-y" chart:style-name="ch6">
            <chart:title svg:x="0.451cm" svg:y="5.971cm" chart:style-name="ch7">
              <text:p>Tempi [secondi]</text:p>
            </chart:title>
            <chart:grid chart:style-name="ch8" chart:class="major"/>
          </chart:axis>
          <chart:series chart:style-name="ch9" chart:values-cell-range-address="Foglio1.E8:Foglio1.E14" chart:label-cell-address="Foglio1.E7:Foglio1.E7" chart:class="chart:scatter">
            <chart:domain table:cell-range-address="Foglio1.D8:Foglio1.D1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Tempi esecuzione</text:p>
                <draw:g>
                  <svg:desc>Foglio1.E7:Foglio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Foglio1.D8:Foglio1.D14</svg:desc>
                </draw:g>
              </table:table-cell>
              <table:table-cell office:value-type="float" office:value="0.15">
                <text:p>0.15</text:p>
                <draw:g>
                  <svg:desc>Foglio1.E8:Foglio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